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000000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ffichage des moyennes :</text:span></text:p>
      <text:p text:style-name="P1"><text:span text:style-name="T1">*************************</text:span></text:p>
      <text:p text:style-name="P2"/>
      <text:p text:style-name="P1"><text:span text:style-name="T1">NDVI=-1.2436166083333334E7</text:span></text:p>
      <text:p text:style-name="P1"><text:span text:style-name="T1">IR=65.88111111111111</text:span></text:p>
      <text:p text:style-name="P1"><text:span text:style-name="T1">variance NDVI=1.871546127547303E7</text:span></text:p>
      <text:p text:style-name="P1"><text:span text:style-name="T1">varianceIR=55.69177743347027</text:span></text:p>
      <text:p text:style-name="P2"/>
      <text:p text:style-name="P1"><text:span text:style-name="T1">NDVI=-1.2766507070114942E7</text:span></text:p>
      <text:p text:style-name="P1"><text:span text:style-name="T1">IR=61.09540229885057</text:span></text:p>
      <text:p text:style-name="P1"><text:span text:style-name="T1">variance NDVI=5426402.460009564</text:span></text:p>
      <text:p text:style-name="P1"><text:span text:style-name="T1">varianceIR=38.88934458764807</text:span></text:p>
      <text:p text:style-name="P2"/>
      <text:p text:style-name="P1"><text:span text:style-name="T1">NDVI=-1.2157046057777777E7</text:span></text:p>
      <text:p text:style-name="P1"><text:span text:style-name="T1">IR=68.53777777777778</text:span></text:p>
      <text:p text:style-name="P1"><text:span text:style-name="T1">variance NDVI=1.8531463569325632E8</text:span></text:p>
      <text:p text:style-name="P1"><text:span text:style-name="T1">varianceIR=11.596825042524008</text:span></text:p>
      <text:p text:style-name="P2"/>
      <text:p text:style-name="P1"><text:span text:style-name="T1">NDVI=-1.222028902183908E7</text:span></text:p>
      <text:p text:style-name="P1"><text:span text:style-name="T1">IR=64.30229885057472</text:span></text:p>
      <text:p text:style-name="P1"><text:span text:style-name="T1">variance NDVI=9.03610143439368E7</text:span></text:p>
      <text:p text:style-name="P1"><text:span text:style-name="T1">varianceIR=33.10607016065221</text:span></text:p>
      <text:p text:style-name="P2"/>
      <text:p text:style-name="P1"><text:span text:style-name="T1">NDVI=-1.185320374E7</text:span></text:p>
      <text:p text:style-name="P1"><text:span text:style-name="T1">IR=69.57555555555555</text:span></text:p>
      <text:p text:style-name="P1"><text:span text:style-name="T1">variance NDVI=8.319253352168079E7</text:span></text:p>
      <text:p text:style-name="P1"><text:span text:style-name="T1">varianceIR=50.64068905898495</text:span></text:p>
      <text:p text:style-name="P2"/>
      <text:p text:style-name="P1"><text:span text:style-name="T1">NDVI=-1.1668417055172414E7</text:span></text:p>
      <text:p text:style-name="P1"><text:span text:style-name="T1">IR=77.06896551724138</text:span></text:p>
      <text:p text:style-name="P1"><text:span text:style-name="T1">variance NDVI=2.748651455544522E7</text:span></text:p>
      <text:p text:style-name="P1"><text:span text:style-name="T1">varianceIR=34.804008637774054</text:span></text:p>
      <text:p text:style-name="P2"/>
      <text:p text:style-name="P1"><text:span text:style-name="T1">NDVI=-1.1584033392222222E7</text:span></text:p>
      <text:p text:style-name="P1"><text:span text:style-name="T1">IR=77.5411111111111</text:span></text:p>
      <text:p text:style-name="P1"><text:span text:style-name="T1">variance NDVI=2.0955540557683397E7</text:span></text:p>
      <text:p text:style-name="P1"><text:span text:style-name="T1">varianceIR=83.59122533470513</text:span></text:p>
      <text:p text:style-name="P2"/>
      <text:p text:style-name="P1"><text:span text:style-name="T1">NDVI=-1.1160665066666666E7</text:span></text:p>
      <text:p text:style-name="P1"><text:span text:style-name="T1">IR=82.48275862068965</text:span></text:p>
      <text:p text:style-name="P1"><text:span text:style-name="T1">variance NDVI=1.0788253929444532E8</text:span></text:p>
      <text:p text:style-name="P1"><text:span text:style-name="T1">varianceIR=107.47660557355087</text:span></text:p>
      <text:p text:style-name="P2"/>
      <text:p text:style-name="P1"><text:span text:style-name="T1">NDVI=-1.0738409855555555E7</text:span></text:p>
      <text:p text:style-name="P1"><text:span text:style-name="T1">IR=90.69555555555556</text:span></text:p>
      <text:p text:style-name="P1"><text:span text:style-name="T1">variance NDVI=1.5258080590438137E7</text:span></text:p>
      <text:p text:style-name="P1"><text:span text:style-name="T1">varianceIR=165.38251779972552</text:span></text:p>
      <text:p text:style-name="P2"/>
      <text:p text:style-name="P1"><text:span text:style-name="T1">NDVI=-1.0388162935632184E7</text:span></text:p>
      <text:p text:style-name="P1"><text:span text:style-name="T1">IR=94.90344827586208</text:span></text:p>
      <text:p text:style-name="P1"><text:span text:style-name="T1">variance NDVI=1.1981678410582325E8</text:span></text:p>
      <text:p text:style-name="P1"><text:span text:style-name="T1">varianceIR=146.1362691377265</text:span></text:p>
      <text:p text:style-name="P2"/>
      <text:p text:style-name="P1"><text:span text:style-name="T1">NDVI=-1.2761780818390805E7</text:span></text:p>
      <text:p text:style-name="P1"><text:span text:style-name="T1">IR=60.46896551724138</text:span></text:p>
      <text:p text:style-name="P1"><text:span text:style-name="T1">variance NDVI=4.9598945663535094E8</text:span></text:p>
      <text:p text:style-name="P1"><text:span text:style-name="T1">varianceIR=28.766848114587265</text:span></text:p>
      <text:p text:style-name="P2"/>
      <text:p text:style-name="P1"><text:span text:style-name="T1">NDVI=-1.2851535488703923E7</text:span></text:p>
      <text:p text:style-name="P1"><text:span text:style-name="T1">IR=56.273483947681335</text:span></text:p>
      <text:p text:style-name="P1"><text:span text:style-name="T1">variance NDVI=9250731.464280427</text:span></text:p>
      <text:p text:style-name="P1"><text:span text:style-name="T1">varianceIR=11.60024219695988</text:span></text:p>
      <text:p text:style-name="P2"><text:soft-page-break/></text:p>
      <text:p text:style-name="P1"><text:span text:style-name="T1">NDVI=-1.2375046847126437E7</text:span></text:p>
      <text:p text:style-name="P1"><text:span text:style-name="T1">IR=63.47931034482759</text:span></text:p>
      <text:p text:style-name="P1"><text:span text:style-name="T1">variance NDVI=7.05244006183189E8</text:span></text:p>
      <text:p text:style-name="P1"><text:span text:style-name="T1">varianceIR=26.251437273634266</text:span></text:p>
      <text:p text:style-name="P2"/>
      <text:p text:style-name="P1"><text:span text:style-name="T1">NDVI=-1.2281192084423305E7</text:span></text:p>
      <text:p text:style-name="P1"><text:span text:style-name="T1">IR=66.07491082045185</text:span></text:p>
      <text:p text:style-name="P1"><text:span text:style-name="T1">variance NDVI=2350226.8784287465</text:span></text:p>
      <text:p text:style-name="P1"><text:span text:style-name="T1">varianceIR=23.227318024069334</text:span></text:p>
      <text:p text:style-name="P2"/>
      <text:p text:style-name="P1"><text:span text:style-name="T1">NDVI=-1.2150536968965517E7</text:span></text:p>
      <text:p text:style-name="P1"><text:span text:style-name="T1">IR=65.77126436781609</text:span></text:p>
      <text:p text:style-name="P1"><text:span text:style-name="T1">variance NDVI=2261860.2440029546</text:span></text:p>
      <text:p text:style-name="P1"><text:span text:style-name="T1">varianceIR=13.30269060429485</text:span></text:p>
      <text:p text:style-name="P2"/>
      <text:p text:style-name="P1"><text:span text:style-name="T1">NDVI=-1.1892330488703923E7</text:span></text:p>
      <text:p text:style-name="P1"><text:span text:style-name="T1">IR=70.06302021403091</text:span></text:p>
      <text:p text:style-name="P1"><text:span text:style-name="T1">variance NDVI=7995357.22018395</text:span></text:p>
      <text:p text:style-name="P1"><text:span text:style-name="T1">varianceIR=13.75801038069921</text:span></text:p>
      <text:p text:style-name="P2"/>
      <text:p text:style-name="P1"><text:span text:style-name="T1">NDVI=-1.1891174174712643E7</text:span></text:p>
      <text:p text:style-name="P1"><text:span text:style-name="T1">IR=68.78620689655172</text:span></text:p>
      <text:p text:style-name="P1"><text:span text:style-name="T1">variance NDVI=2.5500538777168304E7</text:span></text:p>
      <text:p text:style-name="P1"><text:span text:style-name="T1">varianceIR=16.18365142755613</text:span></text:p>
      <text:p text:style-name="P2"/>
      <text:p text:style-name="P1"><text:span text:style-name="T1">NDVI=-1.13763441843044E7</text:span></text:p>
      <text:p text:style-name="P1"><text:span text:style-name="T1">IR=75.12604042806183</text:span></text:p>
      <text:p text:style-name="P1"><text:span text:style-name="T1">variance NDVI=8.622201345137197E7</text:span></text:p>
      <text:p text:style-name="P1"><text:span text:style-name="T1">varianceIR=20.302689256865943</text:span></text:p>
      <text:p text:style-name="P2"/>
      <text:p text:style-name="P1"><text:span text:style-name="T1">NDVI=-1.0934654106896551E7</text:span></text:p>
      <text:p text:style-name="P1"><text:span text:style-name="T1">IR=86.34367816091954</text:span></text:p>
      <text:p text:style-name="P1"><text:span text:style-name="T1">variance NDVI=1.5881138154042702E7</text:span></text:p>
      <text:p text:style-name="P1"><text:span text:style-name="T1">varianceIR=26.89824251522015</text:span></text:p>
      <text:p text:style-name="P2"/>
      <text:p text:style-name="P1"><text:span text:style-name="T1">NDVI=-1.0583622410225922E7</text:span></text:p>
      <text:p text:style-name="P1"><text:span text:style-name="T1">IR=91.53032104637336</text:span></text:p>
      <text:p text:style-name="P1"><text:span text:style-name="T1">variance NDVI=4.2401872960703745E7</text:span></text:p>
      <text:p text:style-name="P1"><text:span text:style-name="T1">varianceIR=35.675715201152805</text:span></text:p>
      <text:p text:style-name="P2"/>
      <text:p text:style-name="P1"><text:span text:style-name="T1">NDVI=-1.3018548807777777E7</text:span></text:p>
      <text:p text:style-name="P1"><text:span text:style-name="T1">IR=54.71222222222222</text:span></text:p>
      <text:p text:style-name="P1"><text:span text:style-name="T1">variance NDVI=3.1719401609910977E8</text:span></text:p>
      <text:p text:style-name="P1"><text:span text:style-name="T1">varianceIR=62.56654757338818</text:span></text:p>
      <text:p text:style-name="P2"/>
      <text:p text:style-name="P1"><text:span text:style-name="T1">NDVI=-1.2232755568965517E7</text:span></text:p>
      <text:p text:style-name="P1"><text:span text:style-name="T1">IR=60.54137931034483</text:span></text:p>
      <text:p text:style-name="P1"><text:span text:style-name="T1">variance NDVI=5.047632692489472E8</text:span></text:p>
      <text:p text:style-name="P1"><text:span text:style-name="T1">varianceIR=18.376171211065078</text:span></text:p>
      <text:p text:style-name="P2"/>
      <text:p text:style-name="P1"><text:span text:style-name="T1">NDVI=-1.2282829303333333E7</text:span></text:p>
      <text:p text:style-name="P1"><text:span text:style-name="T1">IR=60.93666666666667</text:span></text:p>
      <text:p text:style-name="P1"><text:span text:style-name="T1">variance NDVI=2.56813140061093E8</text:span></text:p>
      <text:p text:style-name="P1"><text:span text:style-name="T1">varianceIR=18.987408160493786</text:span></text:p>
      <text:p text:style-name="P2"/>
      <text:p text:style-name="P1"><text:span text:style-name="T1">NDVI=-1.2473701914942529E7</text:span></text:p>
      <text:p text:style-name="P1"><text:span text:style-name="T1">IR=61.39540229885058</text:span></text:p>
      <text:p text:style-name="P1"><text:span text:style-name="T1">variance NDVI=1.5547703296623957E8</text:span></text:p>
      <text:p text:style-name="P1"><text:span text:style-name="T1">varianceIR=12.196985094980597</text:span></text:p>
      <text:p text:style-name="P2"/>
      <text:p text:style-name="P1"><text:span text:style-name="T1">NDVI=-1.207022510111111E7</text:span></text:p>
      <text:p text:style-name="P1"><text:soft-page-break/><text:span text:style-name="T1">IR=66.52555555555556</text:span></text:p>
      <text:p text:style-name="P1"><text:span text:style-name="T1">variance NDVI=1.4712633370517406E8</text:span></text:p>
      <text:p text:style-name="P1"><text:span text:style-name="T1">varianceIR=27.953401960219512</text:span></text:p>
      <text:p text:style-name="P2"/>
      <text:p text:style-name="P1"><text:span text:style-name="T1">NDVI=-1.211196081494253E7</text:span></text:p>
      <text:p text:style-name="P1"><text:span text:style-name="T1">IR=66.84482758620689</text:span></text:p>
      <text:p text:style-name="P1"><text:span text:style-name="T1">variance NDVI=41981.434481175784</text:span></text:p>
      <text:p text:style-name="P1"><text:span text:style-name="T1">varianceIR=9.466991608238692</text:span></text:p>
      <text:p text:style-name="P2"/>
      <text:p text:style-name="P1"><text:span text:style-name="T1">NDVI=-1.194718883E7</text:span></text:p>
      <text:p text:style-name="P1"><text:span text:style-name="T1">IR=68.62777777777778</text:span></text:p>
      <text:p text:style-name="P1"><text:span text:style-name="T1">variance NDVI=818568.4113864243</text:span></text:p>
      <text:p text:style-name="P1"><text:span text:style-name="T1">varianceIR=15.753419375857403</text:span></text:p>
      <text:p text:style-name="P2"/>
      <text:p text:style-name="P1"><text:span text:style-name="T1">NDVI=-1.1401330109195402E7</text:span></text:p>
      <text:p text:style-name="P1"><text:span text:style-name="T1">IR=73.62413793103448</text:span></text:p>
      <text:p text:style-name="P1"><text:span text:style-name="T1">variance NDVI=2.2370454753417432E8</text:span></text:p>
      <text:p text:style-name="P1"><text:span text:style-name="T1">varianceIR=28.506444585673876</text:span></text:p>
      <text:p text:style-name="P2"/>
      <text:p text:style-name="P1"><text:span text:style-name="T1">NDVI=-1.1187843881111111E7</text:span></text:p>
      <text:p text:style-name="P1"><text:span text:style-name="T1">IR=76.9011111111111</text:span></text:p>
      <text:p text:style-name="P1"><text:span text:style-name="T1">variance NDVI=10193.883634226015</text:span></text:p>
      <text:p text:style-name="P1"><text:span text:style-name="T1">varianceIR=20.59997753223589</text:span></text:p>
      <text:p text:style-name="P2"/>
      <text:p text:style-name="P1"><text:span text:style-name="T1">NDVI=-1.0991258110344827E7</text:span></text:p>
      <text:p text:style-name="P1"><text:span text:style-name="T1">IR=80.11494252873563</text:span></text:p>
      <text:p text:style-name="P1"><text:span text:style-name="T1">variance NDVI=1.8260474521573552E8</text:span></text:p>
      <text:p text:style-name="P1"><text:span text:style-name="T1">varianceIR=27.670011222424183</text:span></text:p>
      <text:p text:style-name="P2"/>
      <text:p text:style-name="P1"><text:span text:style-name="T1">NDVI=-1.349604233678161E7</text:span></text:p>
      <text:p text:style-name="P1"><text:span text:style-name="T1">IR=46.67471264367816</text:span></text:p>
      <text:p text:style-name="P1"><text:span text:style-name="T1">variance NDVI=1.251472422238345E9</text:span></text:p>
      <text:p text:style-name="P1"><text:span text:style-name="T1">varianceIR=78.86376146957544</text:span></text:p>
      <text:p text:style-name="P2"/>
      <text:p text:style-name="P1"><text:span text:style-name="T1">NDVI=-1.2793893216409037E7</text:span></text:p>
      <text:p text:style-name="P1"><text:span text:style-name="T1">IR=55.016646848989296</text:span></text:p>
      <text:p text:style-name="P1"><text:span text:style-name="T1">variance NDVI=4.5953349513990647E8</text:span></text:p>
      <text:p text:style-name="P1"><text:span text:style-name="T1">varianceIR=33.46563421476866</text:span></text:p>
      <text:p text:style-name="P2"/>
      <text:p text:style-name="P1"><text:span text:style-name="T1">NDVI=-1.252209087816092E7</text:span></text:p>
      <text:p text:style-name="P1"><text:span text:style-name="T1">IR=57.60919540229885</text:span></text:p>
      <text:p text:style-name="P1"><text:span text:style-name="T1">variance NDVI=539633.4581568635</text:span></text:p>
      <text:p text:style-name="P1"><text:span text:style-name="T1">varianceIR=31.611431990438923</text:span></text:p>
      <text:p text:style-name="P2"/>
      <text:p text:style-name="P1"><text:span text:style-name="T1">NDVI=-1.2496499812128419E7</text:span></text:p>
      <text:p text:style-name="P1"><text:span text:style-name="T1">IR=59.52199762187872</text:span></text:p>
      <text:p text:style-name="P1"><text:span text:style-name="T1">variance NDVI=4551966.224182084</text:span></text:p>
      <text:p text:style-name="P1"><text:span text:style-name="T1">varianceIR=98.04840813899413</text:span></text:p>
      <text:p text:style-name="P2"/>
      <text:p text:style-name="P1"><text:span text:style-name="T1">NDVI=-1.192466164367816E7</text:span></text:p>
      <text:p text:style-name="P1"><text:span text:style-name="T1">IR=67.0</text:span></text:p>
      <text:p text:style-name="P1"><text:span text:style-name="T1">variance NDVI=2835720.177500999</text:span></text:p>
      <text:p text:style-name="P1"><text:span text:style-name="T1">varianceIR=36.32298850574713</text:span></text:p>
      <text:p text:style-name="P2"/>
      <text:p text:style-name="P1"><text:span text:style-name="T1">NDVI=-1.228941968608799E7</text:span></text:p>
      <text:p text:style-name="P1"><text:span text:style-name="T1">IR=61.82639714625446</text:span></text:p>
      <text:p text:style-name="P1"><text:span text:style-name="T1">variance NDVI=1.7272824500928316E8</text:span></text:p>
      <text:p text:style-name="P1"><text:span text:style-name="T1">varianceIR=50.9882965130077</text:span></text:p>
      <text:p text:style-name="P2"/>
      <text:p text:style-name="P1"><text:span text:style-name="T1">NDVI=-1.3053228762068966E7</text:span></text:p>
      <text:p text:style-name="P1"><text:span text:style-name="T1">IR=53.224137931034484</text:span></text:p>
      <text:p text:style-name="P1"><text:span text:style-name="T1">variance NDVI=1.179143361841984E9</text:span></text:p>
      <text:p text:style-name="P1"><text:soft-page-break/><text:span text:style-name="T1">varianceIR=244.67597926660923</text:span></text:p>
      <text:p text:style-name="P2"/>
      <text:p text:style-name="P1"><text:span text:style-name="T1">NDVI=-1.2285468497027349E7</text:span></text:p>
      <text:p text:style-name="P1"><text:span text:style-name="T1">IR=62.51843043995244</text:span></text:p>
      <text:p text:style-name="P1"><text:span text:style-name="T1">variance NDVI=2.3251795112678263E8</text:span></text:p>
      <text:p text:style-name="P1"><text:span text:style-name="T1">varianceIR=150.40489711397842</text:span></text:p>
      <text:p text:style-name="P2"/>
      <text:p text:style-name="P1"><text:span text:style-name="T1">NDVI=-1.1779341547126437E7</text:span></text:p>
      <text:p text:style-name="P1"><text:span text:style-name="T1">IR=68.2551724137931</text:span></text:p>
      <text:p text:style-name="P1"><text:span text:style-name="T1">variance NDVI=1.815265217938272E8</text:span></text:p>
      <text:p text:style-name="P1"><text:span text:style-name="T1">varianceIR=96.96795435100529</text:span></text:p>
      <text:p text:style-name="P2"/>
      <text:p text:style-name="P1"><text:span text:style-name="T1">NDVI=-1.0753387915576695E7</text:span></text:p>
      <text:p text:style-name="P1"><text:span text:style-name="T1">IR=83.24732461355529</text:span></text:p>
      <text:p text:style-name="P1"><text:span text:style-name="T1">variance NDVI=3.776068226908179E8</text:span></text:p>
      <text:p text:style-name="P1"><text:span text:style-name="T1">varianceIR=65.25169267026752</text:span></text:p>
      <text:p text:style-name="P2"/>
      <text:p text:style-name="P1"><text:span text:style-name="T1">NDVI=-1.272087685111111E7</text:span></text:p>
      <text:p text:style-name="P1"><text:span text:style-name="T1">IR=57.26444444444444</text:span></text:p>
      <text:p text:style-name="P1"><text:span text:style-name="T1">variance NDVI=5.466465339126521E8</text:span></text:p>
      <text:p text:style-name="P1"><text:span text:style-name="T1">varianceIR=80.45586535528118</text:span></text:p>
      <text:p text:style-name="P2"/>
      <text:p text:style-name="P1"><text:span text:style-name="T1">NDVI=-1.2056075474712644E7</text:span></text:p>
      <text:p text:style-name="P1"><text:span text:style-name="T1">IR=63.85402298850575</text:span></text:p>
      <text:p text:style-name="P1"><text:span text:style-name="T1">variance NDVI=1.653857772573652E8</text:span></text:p>
      <text:p text:style-name="P1"><text:span text:style-name="T1">varianceIR=55.2388473233986</text:span></text:p>
      <text:p text:style-name="P2"/>
      <text:p text:style-name="P1"><text:span text:style-name="T1">NDVI=-1.2320094756666666E7</text:span></text:p>
      <text:p text:style-name="P1"><text:span text:style-name="T1">IR=61.11888888888889</text:span></text:p>
      <text:p text:style-name="P1"><text:span text:style-name="T1">variance NDVI=2.5235839710404506E8</text:span></text:p>
      <text:p text:style-name="P1"><text:span text:style-name="T1">varianceIR=13.170886075445793</text:span></text:p>
      <text:p text:style-name="P2"/>
      <text:p text:style-name="P1"><text:span text:style-name="T1">NDVI=-1.1971327571264368E7</text:span></text:p>
      <text:p text:style-name="P1"><text:span text:style-name="T1">IR=66.63563218390804</text:span></text:p>
      <text:p text:style-name="P1"><text:span text:style-name="T1">variance NDVI=6.079098468959115E8</text:span></text:p>
      <text:p text:style-name="P1"><text:span text:style-name="T1">varianceIR=19.31701480327341</text:span></text:p>
      <text:p text:style-name="P2"/>
      <text:p text:style-name="P1"><text:span text:style-name="T1">NDVI=-1.1957053288888888E7</text:span></text:p>
      <text:p text:style-name="P1"><text:span text:style-name="T1">IR=66.14222222222222</text:span></text:p>
      <text:p text:style-name="P1"><text:span text:style-name="T1">variance NDVI=2.8735594942438126E8</text:span></text:p>
      <text:p text:style-name="P1"><text:span text:style-name="T1">varianceIR=10.511765684499325</text:span></text:p>
      <text:p text:style-name="P2"/>
      <text:p text:style-name="P1"><text:span text:style-name="T1">NDVI=-1.190365316091954E7</text:span></text:p>
      <text:p text:style-name="P1"><text:span text:style-name="T1">IR=68.47586206896551</text:span></text:p>
      <text:p text:style-name="P1"><text:span text:style-name="T1">variance NDVI=5741810.416948875</text:span></text:p>
      <text:p text:style-name="P1"><text:span text:style-name="T1">varianceIR=20.83441010291526</text:span></text:p>
      <text:p text:style-name="P2"/>
      <text:p text:style-name="P1"><text:span text:style-name="T1">NDVI=-1.1684279937777778E7</text:span></text:p>
      <text:p text:style-name="P1"><text:span text:style-name="T1">IR=69.50222222222222</text:span></text:p>
      <text:p text:style-name="P1"><text:span text:style-name="T1">variance NDVI=1.8125002938246448E9</text:span></text:p>
      <text:p text:style-name="P1"><text:span text:style-name="T1">varianceIR=53.546171610425</text:span></text:p>
      <text:p text:style-name="P2"/>
      <text:p text:style-name="P1"><text:span text:style-name="T1">NDVI=-1.1707516125287356E7</text:span></text:p>
      <text:p text:style-name="P1"><text:span text:style-name="T1">IR=69.78735632183908</text:span></text:p>
      <text:p text:style-name="P1"><text:span text:style-name="T1">variance NDVI=3.22545776049239E8</text:span></text:p>
      <text:p text:style-name="P1"><text:span text:style-name="T1">varianceIR=29.38153565739251</text:span></text:p>
      <text:p text:style-name="P2"/>
      <text:p text:style-name="P1"><text:span text:style-name="T1">NDVI=-1.1318162674444444E7</text:span></text:p>
      <text:p text:style-name="P1"><text:span text:style-name="T1">IR=74.62333333333333</text:span></text:p>
      <text:p text:style-name="P1"><text:span text:style-name="T1">variance NDVI=6.899629079084712E8</text:span></text:p>
      <text:p text:style-name="P1"><text:span text:style-name="T1">varianceIR=44.41327986419755</text:span></text:p>
      <text:p text:style-name="P2"/>
      <text:p text:style-name="P1"><text:soft-page-break/><text:span text:style-name="T1">NDVI=-1.0961926149425287E7</text:span></text:p>
      <text:p text:style-name="P1"><text:span text:style-name="T1">IR=80.36091954022989</text:span></text:p>
      <text:p text:style-name="P1"><text:span text:style-name="T1">variance NDVI=3.374938272132042E7</text:span></text:p>
      <text:p text:style-name="P1"><text:span text:style-name="T1">varianceIR=70.29488351002212</text:span></text:p>
      <text:p text:style-name="P2"/>
      <text:p text:style-name="P1"><text:span text:style-name="T1">NDVI=-1.192018981494253E7</text:span></text:p>
      <text:p text:style-name="P1"><text:span text:style-name="T1">IR=72.36436781609196</text:span></text:p>
      <text:p text:style-name="P1"><text:span text:style-name="T1">variance NDVI=1.0932222551343665E9</text:span></text:p>
      <text:p text:style-name="P1"><text:span text:style-name="T1">varianceIR=219.9587323353121</text:span></text:p>
      <text:p text:style-name="P2"/>
      <text:p text:style-name="P1"><text:span text:style-name="T1">NDVI=-1.1658608274673007E7</text:span></text:p>
      <text:p text:style-name="P1"><text:span text:style-name="T1">IR=79.8014268727705</text:span></text:p>
      <text:p text:style-name="P1"><text:span text:style-name="T1">variance NDVI=7573376.884895134</text:span></text:p>
      <text:p text:style-name="P1"><text:span text:style-name="T1">varianceIR=10.547093958005748</text:span></text:p>
      <text:p text:style-name="P2"/>
      <text:p text:style-name="P1"><text:span text:style-name="T1">NDVI=-1.2088712751724139E7</text:span></text:p>
      <text:p text:style-name="P1"><text:span text:style-name="T1">IR=69.81379310344828</text:span></text:p>
      <text:p text:style-name="P1"><text:span text:style-name="T1">variance NDVI=6.968526150747614E7</text:span></text:p>
      <text:p text:style-name="P1"><text:span text:style-name="T1">varianceIR=47.81586228764324</text:span></text:p>
      <text:p text:style-name="P2"/>
      <text:p text:style-name="P1"><text:span text:style-name="T1">NDVI=-1.16932838882283E7</text:span></text:p>
      <text:p text:style-name="P1"><text:span text:style-name="T1">IR=67.37931034482759</text:span></text:p>
      <text:p text:style-name="P1"><text:span text:style-name="T1">variance NDVI=7.736514329150198E8</text:span></text:p>
      <text:p text:style-name="P1"><text:span text:style-name="T1">varianceIR=12.696755603501307</text:span></text:p>
      <text:p text:style-name="P2"/>
      <text:p text:style-name="P1"><text:span text:style-name="T1">NDVI=-1.1922805786206897E7</text:span></text:p>
      <text:p text:style-name="P1"><text:span text:style-name="T1">IR=66.12183908045976</text:span></text:p>
      <text:p text:style-name="P1"><text:span text:style-name="T1">variance NDVI=1.575257341001919E7</text:span></text:p>
      <text:p text:style-name="P1"><text:span text:style-name="T1">varianceIR=7.277221449256923</text:span></text:p>
      <text:p text:style-name="P2"/>
      <text:p text:style-name="P1"><text:span text:style-name="T1">NDVI=-1.1627669007134363E7</text:span></text:p>
      <text:p text:style-name="P1"><text:span text:style-name="T1">IR=71.98692033293698</text:span></text:p>
      <text:p text:style-name="P1"><text:span text:style-name="T1">variance NDVI=5.487336814365569E7</text:span></text:p>
      <text:p text:style-name="P1"><text:span text:style-name="T1">varianceIR=16.6456276131782</text:span></text:p>
      <text:p text:style-name="P2"/>
      <text:p text:style-name="P1"><text:span text:style-name="T1">NDVI=-1.1275783512643678E7</text:span></text:p>
      <text:p text:style-name="P1"><text:span text:style-name="T1">IR=74.87816091954024</text:span></text:p>
      <text:p text:style-name="P1"><text:span text:style-name="T1">variance NDVI=4.365536650467857E8</text:span></text:p>
      <text:p text:style-name="P1"><text:span text:style-name="T1">varianceIR=21.10784372432615</text:span></text:p>
      <text:p text:style-name="P2"/>
      <text:p text:style-name="P1"><text:span text:style-name="T1">NDVI=-1.1011565262782402E7</text:span></text:p>
      <text:p text:style-name="P1"><text:span text:style-name="T1">IR=78.39952437574317</text:span></text:p>
      <text:p text:style-name="P1"><text:span text:style-name="T1">variance NDVI=5.828224364908335E8</text:span></text:p>
      <text:p text:style-name="P1"><text:span text:style-name="T1">varianceIR=29.76247946741149</text:span></text:p>
      <text:p text:style-name="P2"/>
      <text:p text:style-name="P1"><text:span text:style-name="T1">NDVI=-1.1019380587356322E7</text:span></text:p>
      <text:p text:style-name="P1"><text:span text:style-name="T1">IR=78.50229885057472</text:span></text:p>
      <text:p text:style-name="P1"><text:span text:style-name="T1">variance NDVI=5.508868644637532E8</text:span></text:p>
      <text:p text:style-name="P1"><text:span text:style-name="T1">varianceIR=21.14494980129169</text:span></text:p>
      <text:p text:style-name="P2"/>
      <text:p text:style-name="P1"><text:span text:style-name="T1">NDVI=-1.0970775164090369E7</text:span></text:p>
      <text:p text:style-name="P1"><text:span text:style-name="T1">IR=79.87514863258026</text:span></text:p>
      <text:p text:style-name="P1"><text:span text:style-name="T1">variance NDVI=2.6497241310281444E7</text:span></text:p>
      <text:p text:style-name="P1"><text:span text:style-name="T1">varianceIR=10.851284156358746</text:span></text:p>
      <text:p text:style-name="P2"/>
      <text:p text:style-name="P1"><text:span text:style-name="T1">NDVI=-1.0714395987777777E7</text:span></text:p>
      <text:p text:style-name="P1"><text:span text:style-name="T1">IR=94.89222222222222</text:span></text:p>
      <text:p text:style-name="P1"><text:span text:style-name="T1">variance NDVI=4.713281978588093E7</text:span></text:p>
      <text:p text:style-name="P1"><text:span text:style-name="T1">varianceIR=12.423421548696851</text:span></text:p>
      <text:p text:style-name="P2"/>
      <text:p text:style-name="P1"><text:span text:style-name="T1">NDVI=-1.1262240833333334E7</text:span></text:p>
      <text:p text:style-name="P1"><text:span text:style-name="T1">IR=87.22183908045977</text:span></text:p>
      <text:p text:style-name="P1"><text:soft-page-break/><text:span text:style-name="T1">variance NDVI=184350.26951668397</text:span></text:p>
      <text:p text:style-name="P1"><text:span text:style-name="T1">varianceIR=13.861878471320571</text:span></text:p>
      <text:p text:style-name="P2"/>
      <text:p text:style-name="P1"><text:span text:style-name="T1">NDVI=-1.1650139071111111E7</text:span></text:p>
      <text:p text:style-name="P1"><text:span text:style-name="T1">IR=76.75111111111111</text:span></text:p>
      <text:p text:style-name="P1"><text:span text:style-name="T1">variance NDVI=5736247.842489514</text:span></text:p>
      <text:p text:style-name="P1"><text:span text:style-name="T1">varianceIR=51.832202161865794</text:span></text:p>
      <text:p text:style-name="P2"/>
      <text:p text:style-name="P1"><text:span text:style-name="T1">NDVI=-1.1814822634482758E7</text:span></text:p>
      <text:p text:style-name="P1"><text:span text:style-name="T1">IR=69.06206896551724</text:span></text:p>
      <text:p text:style-name="P1"><text:span text:style-name="T1">variance NDVI=2.0585850931429467E8</text:span></text:p>
      <text:p text:style-name="P1"><text:span text:style-name="T1">varianceIR=53.59565246627581</text:span></text:p>
      <text:p text:style-name="P2"/>
      <text:p text:style-name="P1"><text:span text:style-name="T1">NDVI=-1.1566805645555556E7</text:span></text:p>
      <text:p text:style-name="P1"><text:span text:style-name="T1">IR=68.2388888888889</text:span></text:p>
      <text:p text:style-name="P1"><text:span text:style-name="T1">variance NDVI=2.4919818848998523E8</text:span></text:p>
      <text:p text:style-name="P1"><text:span text:style-name="T1">varianceIR=19.5157609396433</text:span></text:p>
      <text:p text:style-name="P2"/>
      <text:p text:style-name="P1"><text:span text:style-name="T1">NDVI=-1.1563078471264368E7</text:span></text:p>
      <text:p text:style-name="P1"><text:span text:style-name="T1">IR=71.35862068965517</text:span></text:p>
      <text:p text:style-name="P1"><text:span text:style-name="T1">variance NDVI=2.529371066534206E7</text:span></text:p>
      <text:p text:style-name="P1"><text:span text:style-name="T1">varianceIR=25.82317596730766</text:span></text:p>
      <text:p text:style-name="P2"/>
      <text:p text:style-name="P1"><text:span text:style-name="T1">NDVI=-1.1174806462222222E7</text:span></text:p>
      <text:p text:style-name="P1"><text:span text:style-name="T1">IR=77.09333333333333</text:span></text:p>
      <text:p text:style-name="P1"><text:span text:style-name="T1">variance NDVI=4.0252336192216116E8</text:span></text:p>
      <text:p text:style-name="P1"><text:span text:style-name="T1">varianceIR=11.18838004938276</text:span></text:p>
      <text:p text:style-name="P2"/>
      <text:p text:style-name="P1"><text:span text:style-name="T1">NDVI=-1.1040070573563218E7</text:span></text:p>
      <text:p text:style-name="P1"><text:span text:style-name="T1">IR=80.67241379310344</text:span></text:p>
      <text:p text:style-name="P1"><text:span text:style-name="T1">variance NDVI=3121893.1747274287</text:span></text:p>
      <text:p text:style-name="P1"><text:span text:style-name="T1">varianceIR=16.169742848551966</text:span></text:p>
      <text:p text:style-name="P2"/>
      <text:p text:style-name="P1"><text:span text:style-name="T1">NDVI=-1.0970257043333333E7</text:span></text:p>
      <text:p text:style-name="P1"><text:span text:style-name="T1">IR=79.95222222222222</text:span></text:p>
      <text:p text:style-name="P1"><text:span text:style-name="T1">variance NDVI=5.1151590152453005E7</text:span></text:p>
      <text:p text:style-name="P1"><text:span text:style-name="T1">varianceIR=30.017003770919533</text:span></text:p>
      <text:p text:style-name="P2"/>
      <text:p text:style-name="P1"><text:span text:style-name="T1">NDVI=-1.072783638045977E7</text:span></text:p>
      <text:p text:style-name="P1"><text:span text:style-name="T1">IR=83.72988505747126</text:span></text:p>
      <text:p text:style-name="P1"><text:span text:style-name="T1">variance NDVI=4524023.612665974</text:span></text:p>
      <text:p text:style-name="P1"><text:span text:style-name="T1">varianceIR=19.669214529015086</text:span></text:p>
      <text:p text:style-name="P2"/>
      <text:p text:style-name="P1"><text:span text:style-name="T1">NDVI=-1.0456428424137931E7</text:span></text:p>
      <text:p text:style-name="P1"><text:span text:style-name="T1">IR=99.90689655172413</text:span></text:p>
      <text:p text:style-name="P1"><text:span text:style-name="T1">variance NDVI=13112.494915451689</text:span></text:p>
      <text:p text:style-name="P1"><text:span text:style-name="T1">varianceIR=7.594076550904126</text:span></text:p>
      <text:p text:style-name="P2"/>
      <text:p text:style-name="P1"><text:span text:style-name="T1">NDVI=-1.0768730338882282E7</text:span></text:p>
      <text:p text:style-name="P1"><text:span text:style-name="T1">IR=94.73602853745541</text:span></text:p>
      <text:p text:style-name="P1"><text:span text:style-name="T1">variance NDVI=5.5943012656054415E7</text:span></text:p>
      <text:p text:style-name="P1"><text:span text:style-name="T1">varianceIR=9.30596128224094</text:span></text:p>
      <text:p text:style-name="P2"/>
      <text:p text:style-name="P1"><text:span text:style-name="T1">NDVI=-1.1049905048275862E7</text:span></text:p>
      <text:p text:style-name="P1"><text:span text:style-name="T1">IR=87.77931034482759</text:span></text:p>
      <text:p text:style-name="P1"><text:span text:style-name="T1">variance NDVI=2.0681618740066256E7</text:span></text:p>
      <text:p text:style-name="P1"><text:span text:style-name="T1">varianceIR=20.94118955266701</text:span></text:p>
      <text:p text:style-name="P2"/>
      <text:p text:style-name="P1"><text:span text:style-name="T1">NDVI=-1.1095279891795482E7</text:span></text:p>
      <text:p text:style-name="P1"><text:span text:style-name="T1">IR=80.33650416171224</text:span></text:p>
      <text:p text:style-name="P1"><text:span text:style-name="T1">variance NDVI=2.8403843219534308E7</text:span></text:p>
      <text:p text:style-name="P1"><text:span text:style-name="T1">varianceIR=49.43843427248559</text:span></text:p>
      <text:p text:style-name="P2"><text:soft-page-break/></text:p>
      <text:p text:style-name="P1"><text:span text:style-name="T1">NDVI=-1.1174867239080459E7</text:span></text:p>
      <text:p text:style-name="P1"><text:span text:style-name="T1">IR=80.0712643678161</text:span></text:p>
      <text:p text:style-name="P1"><text:span text:style-name="T1">variance NDVI=1.671943040506211E7</text:span></text:p>
      <text:p text:style-name="P1"><text:span text:style-name="T1">varianceIR=45.486194237535486</text:span></text:p>
      <text:p text:style-name="P2"/>
      <text:p text:style-name="P1"><text:span text:style-name="T1">NDVI=-1.1315447197384067E7</text:span></text:p>
      <text:p text:style-name="P1"><text:span text:style-name="T1">IR=77.29250891795482</text:span></text:p>
      <text:p text:style-name="P1"><text:span text:style-name="T1">variance NDVI=2.538229394955233E8</text:span></text:p>
      <text:p text:style-name="P1"><text:span text:style-name="T1">varianceIR=26.285582331765994</text:span></text:p>
      <text:p text:style-name="P2"/>
      <text:p text:style-name="P1"><text:span text:style-name="T1">NDVI=-1.1159122972413793E7</text:span></text:p>
      <text:p text:style-name="P1"><text:span text:style-name="T1">IR=77.39540229885057</text:span></text:p>
      <text:p text:style-name="P1"><text:span text:style-name="T1">variance NDVI=1.2950787694092473E7</text:span></text:p>
      <text:p text:style-name="P1"><text:span text:style-name="T1">varianceIR=6.377045869191137</text:span></text:p>
      <text:p text:style-name="P2"/>
      <text:p text:style-name="P1"><text:span text:style-name="T1">NDVI=-1.071471787039239E7</text:span></text:p>
      <text:p text:style-name="P1"><text:span text:style-name="T1">IR=82.3769322235434</text:span></text:p>
      <text:p text:style-name="P1"><text:span text:style-name="T1">variance NDVI=1.9535765076523775E8</text:span></text:p>
      <text:p text:style-name="P1"><text:span text:style-name="T1">varianceIR=32.94824191165157</text:span></text:p>
      <text:p text:style-name="P2"/>
      <text:p text:style-name="P1"><text:span text:style-name="T1">NDVI=-1.052454764137931E7</text:span></text:p>
      <text:p text:style-name="P1"><text:span text:style-name="T1">IR=87.57701149425287</text:span></text:p>
      <text:p text:style-name="P1"><text:span text:style-name="T1">variance NDVI=7.804382468441269E7</text:span></text:p>
      <text:p text:style-name="P1"><text:span text:style-name="T1">varianceIR=29.933417439252366</text:span></text:p>
      <text:p text:style-name="P2"/>
      <text:p text:style-name="P1"><text:span text:style-name="T1">NDVI=-1.033759085255648E7</text:span></text:p>
      <text:p text:style-name="P1"><text:span text:style-name="T1">IR=89.12841854934602</text:span></text:p>
      <text:p text:style-name="P1"><text:span text:style-name="T1">variance NDVI=3.200116396174968E8</text:span></text:p>
      <text:p text:style-name="P1"><text:span text:style-name="T1">varianceIR=71.69085111745395</text:span></text:p>
      <text:p text:style-name="P2"/>
      <text:p text:style-name="P1"><text:span text:style-name="T1">NDVI=-1.0388593056666667E7</text:span></text:p>
      <text:p text:style-name="P1"><text:span text:style-name="T1">IR=100.56111111111112</text:span></text:p>
      <text:p text:style-name="P1"><text:span text:style-name="T1">variance NDVI=1.7615111023357816E7</text:span></text:p>
      <text:p text:style-name="P1"><text:span text:style-name="T1">varianceIR=6.369084396433422</text:span></text:p>
      <text:p text:style-name="P2"/>
      <text:p text:style-name="P1"><text:span text:style-name="T1">NDVI=-1.0611429937931035E7</text:span></text:p>
      <text:p text:style-name="P1"><text:span text:style-name="T1">IR=97.85977011494253</text:span></text:p>
      <text:p text:style-name="P1"><text:span text:style-name="T1">variance NDVI=473480.0113877138</text:span></text:p>
      <text:p text:style-name="P1"><text:span text:style-name="T1">varianceIR=2.8889960470947194</text:span></text:p>
      <text:p text:style-name="P2"/>
      <text:p text:style-name="P1"><text:span text:style-name="T1">NDVI=-1.0674057721111111E7</text:span></text:p>
      <text:p text:style-name="P1"><text:span text:style-name="T1">IR=96.09222222222222</text:span></text:p>
      <text:p text:style-name="P1"><text:span text:style-name="T1">variance NDVI=3.599651495547457E7</text:span></text:p>
      <text:p text:style-name="P1"><text:span text:style-name="T1">varianceIR=3.316734141289456</text:span></text:p>
      <text:p text:style-name="P2"/>
      <text:p text:style-name="P1"><text:span text:style-name="T1">NDVI=-1.0755677625287356E7</text:span></text:p>
      <text:p text:style-name="P1"><text:span text:style-name="T1">IR=92.6367816091954</text:span></text:p>
      <text:p text:style-name="P1"><text:span text:style-name="T1">variance NDVI=1190711.6684240168</text:span></text:p>
      <text:p text:style-name="P1"><text:span text:style-name="T1">varianceIR=5.37562792576495</text:span></text:p>
      <text:p text:style-name="P2"/>
      <text:p text:style-name="P1"><text:span text:style-name="T1">NDVI=-1.1454917346666666E7</text:span></text:p>
      <text:p text:style-name="P1"><text:span text:style-name="T1">IR=75.1511111111111</text:span></text:p>
      <text:p text:style-name="P1"><text:span text:style-name="T1">variance NDVI=5.944257205774493E8</text:span></text:p>
      <text:p text:style-name="P1"><text:span text:style-name="T1">varianceIR=123.39682043347</text:span></text:p>
      <text:p text:style-name="P2"/>
      <text:p text:style-name="P1"><text:span text:style-name="T1">NDVI=-1.1294060120689655E7</text:span></text:p>
      <text:p text:style-name="P1"><text:span text:style-name="T1">IR=76.96436781609195</text:span></text:p>
      <text:p text:style-name="P1"><text:span text:style-name="T1">variance NDVI=2.686013802762944E8</text:span></text:p>
      <text:p text:style-name="P1"><text:span text:style-name="T1">varianceIR=26.599321052447717</text:span></text:p>
      <text:p text:style-name="P2"/>
      <text:p text:style-name="P1"><text:span text:style-name="T1">NDVI=-1.1189492757777778E7</text:span></text:p>
      <text:p text:style-name="P1"><text:soft-page-break/><text:span text:style-name="T1">IR=77.51777777777778</text:span></text:p>
      <text:p text:style-name="P1"><text:span text:style-name="T1">variance NDVI=7.40966756705298E7</text:span></text:p>
      <text:p text:style-name="P1"><text:span text:style-name="T1">varianceIR=20.397468252400547</text:span></text:p>
      <text:p text:style-name="P2"/>
      <text:p text:style-name="P1"><text:span text:style-name="T1">NDVI=-1.0802147249425286E7</text:span></text:p>
      <text:p text:style-name="P1"><text:span text:style-name="T1">IR=79.95057471264367</text:span></text:p>
      <text:p text:style-name="P1"><text:span text:style-name="T1">variance NDVI=1.1616633256153202E8</text:span></text:p>
      <text:p text:style-name="P1"><text:span text:style-name="T1">varianceIR=8.394217367270953</text:span></text:p>
      <text:p text:style-name="P2"/>
      <text:p text:style-name="P1"><text:span text:style-name="T1">NDVI=-1.0339445932222223E7</text:span></text:p>
      <text:p text:style-name="P1"><text:span text:style-name="T1">IR=90.28111111111112</text:span></text:p>
      <text:p text:style-name="P1"><text:span text:style-name="T1">variance NDVI=9.229932494911978E8</text:span></text:p>
      <text:p text:style-name="P1"><text:span text:style-name="T1">varianceIR=103.86950879149495</text:span></text:p>
      <text:p text:style-name="P2"/>
      <text:p text:style-name="P1"><text:span text:style-name="T1">NDVI=-1.0148214066666666E7</text:span></text:p>
      <text:p text:style-name="P1"><text:span text:style-name="T1">IR=93.20689655172414</text:span></text:p>
      <text:p text:style-name="P1"><text:span text:style-name="T1">variance NDVI=5.212297516865101E7</text:span></text:p>
      <text:p text:style-name="P1"><text:span text:style-name="T1">varianceIR=125.63251055803818</text:span></text:p>
      <text:p text:style-name="P2"/>
      <text:p text:style-name="P1"><text:span text:style-name="T1">NDVI=-1.0665982472413793E7</text:span></text:p>
      <text:p text:style-name="P1"><text:span text:style-name="T1">IR=95.68850574712644</text:span></text:p>
      <text:p text:style-name="P1"><text:span text:style-name="T1">variance NDVI=6351455.758778182</text:span></text:p>
      <text:p text:style-name="P1"><text:span text:style-name="T1">varianceIR=4.658477229412779</text:span></text:p>
      <text:p text:style-name="P2"/>
      <text:p text:style-name="P1"><text:span text:style-name="T1">NDVI=-1.0891682035671819E7</text:span></text:p>
      <text:p text:style-name="P1"><text:span text:style-name="T1">IR=93.05112960761</text:span></text:p>
      <text:p text:style-name="P1"><text:span text:style-name="T1">variance NDVI=1.0704046041654077E8</text:span></text:p>
      <text:p text:style-name="P1"><text:span text:style-name="T1">varianceIR=5.464107191587412</text:span></text:p>
      <text:p text:style-name="P2"/>
      <text:p text:style-name="P1"><text:span text:style-name="T1">NDVI=-1.101553762183908E7</text:span></text:p>
      <text:p text:style-name="P1"><text:span text:style-name="T1">IR=90.88390804597701</text:span></text:p>
      <text:p text:style-name="P1"><text:span text:style-name="T1">variance NDVI=1.4739530471469915E8</text:span></text:p>
      <text:p text:style-name="P1"><text:span text:style-name="T1">varianceIR=9.610528108451957</text:span></text:p>
      <text:p text:style-name="P2"/>
      <text:p text:style-name="P1"><text:span text:style-name="T1">NDVI=-1.1149592468489893E7</text:span></text:p>
      <text:p text:style-name="P1"><text:span text:style-name="T1">IR=86.33293697978597</text:span></text:p>
      <text:p text:style-name="P1"><text:span text:style-name="T1">variance NDVI=6.248383563632977E7</text:span></text:p>
      <text:p text:style-name="P1"><text:span text:style-name="T1">varianceIR=6.8705750930030804</text:span></text:p>
      <text:p text:style-name="P2"/>
      <text:p text:style-name="P1"><text:span text:style-name="T1">NDVI=-1.1119292805747127E7</text:span></text:p>
      <text:p text:style-name="P1"><text:span text:style-name="T1">IR=84.84942528735633</text:span></text:p>
      <text:p text:style-name="P1"><text:span text:style-name="T1">variance NDVI=2.0375585127676357E7</text:span></text:p>
      <text:p text:style-name="P1"><text:span text:style-name="T1">varianceIR=21.42609159107881</text:span></text:p>
      <text:p text:style-name="P2"/>
      <text:p text:style-name="P1"><text:span text:style-name="T1">NDVI=-1.1170540771700356E7</text:span></text:p>
      <text:p text:style-name="P1"><text:span text:style-name="T1">IR=78.89060642092747</text:span></text:p>
      <text:p text:style-name="P1"><text:span text:style-name="T1">variance NDVI=2.683804205974975E8</text:span></text:p>
      <text:p text:style-name="P1"><text:span text:style-name="T1">varianceIR=70.56797095384901</text:span></text:p>
      <text:p text:style-name="P2"/>
      <text:p text:style-name="P1"><text:span text:style-name="T1">NDVI=-1.0936136616091954E7</text:span></text:p>
      <text:p text:style-name="P1"><text:span text:style-name="T1">IR=77.74712643678161</text:span></text:p>
      <text:p text:style-name="P1"><text:span text:style-name="T1">variance NDVI=2.443998779671604E7</text:span></text:p>
      <text:p text:style-name="P1"><text:span text:style-name="T1">varianceIR=14.058601707205582</text:span></text:p>
      <text:p text:style-name="P2"/>
      <text:p text:style-name="P1"><text:span text:style-name="T1">NDVI=-1.0615188384066587E7</text:span></text:p>
      <text:p text:style-name="P1"><text:span text:style-name="T1">IR=82.04637336504162</text:span></text:p>
      <text:p text:style-name="P1"><text:span text:style-name="T1">variance NDVI=1.6522590204730147E8</text:span></text:p>
      <text:p text:style-name="P1"><text:span text:style-name="T1">varianceIR=40.06278100014169</text:span></text:p>
      <text:p text:style-name="P2"/>
      <text:p text:style-name="P1"><text:span text:style-name="T1">NDVI=-9717057.427586207</text:span></text:p>
      <text:p text:style-name="P1"><text:span text:style-name="T1">IR=107.29885057471265</text:span></text:p>
      <text:p text:style-name="P1"><text:span text:style-name="T1">variance NDVI=4.315106806167075E8</text:span></text:p>
      <text:p text:style-name="P1"><text:soft-page-break/><text:span text:style-name="T1">varianceIR=53.97855423589684</text:span></text:p>
      <text:p text:style-name="P2"/>
      <text:p text:style-name="P1"><text:span text:style-name="T1">NDVI=-9582980.976218788</text:span></text:p>
      <text:p text:style-name="P1"><text:span text:style-name="T1">IR=111.76099881093936</text:span></text:p>
      <text:p text:style-name="P1"><text:span text:style-name="T1">variance NDVI=2.7872246628165077E7</text:span></text:p>
      <text:p text:style-name="P1"><text:span text:style-name="T1">varianceIR=27.98749300382596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8T11:54:49.768325649</meta:creation-date>
    <dc:date>2014-04-28T11:56:35.226197773</dc:date>
    <meta:editing-duration>P0D</meta:editing-duration>
    <meta:editing-cycles>1</meta:editing-cycles>
    <meta:document-statistic meta:table-count="0" meta:image-count="0" meta:object-count="0" meta:page-count="9" meta:paragraph-count="402" meta:word-count="505" meta:character-count="10719" meta:non-whitespace-character-count="10616"/>
    <meta:generator>LibreOffice/4.2.3.3$Linux_x86 LibreOffice_project/420m0$Build-3</meta:generator>
  </office:meta>
</office:document-meta>
</file>